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5" table:default-cell-style-name="ce6"/>
        <table:table-column table:style-name="co2" table:number-columns-repeated="1017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elev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delN</text:p>
          </table:table-cell>
          <table:table-cell table:style-name="Default"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uclid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B01</text:p>
          </table:table-cell>
          <table:table-cell table:style-name="ce1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12900" calcext:value-type="float">
            <text:p>129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2</text:p>
          </table:table-cell>
          <table:table-cell table:style-name="ce3" office:value-type="float" office:value="45.7167" calcext:value-type="float">
            <text:p>45.7167</text:p>
          </table:table-cell>
          <table:table-cell table:style-name="ce11" office:value-type="float" office:value="7.1101" calcext:value-type="float">
            <text:p>7.110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0800" calcext:value-type="float">
            <text:p>108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3</text:p>
          </table:table-cell>
          <table:table-cell table:style-name="ce3" office:value-type="float" office:value="45.6925" calcext:value-type="float">
            <text:p>45.6925</text:p>
          </table:table-cell>
          <table:table-cell table:style-name="ce11" office:value-type="float" office:value="7.1935" calcext:value-type="float">
            <text:p>7.193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500" calcext:value-type="float">
            <text:p>235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4</text:p>
          </table:table-cell>
          <table:table-cell table:style-name="ce3" office:value-type="float" office:value="45.7003" calcext:value-type="float">
            <text:p>45.7003</text:p>
          </table:table-cell>
          <table:table-cell table:style-name="ce11" office:value-type="float" office:value="7.2019" calcext:value-type="float">
            <text:p>7.201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2000" calcext:value-type="float">
            <text:p>220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5</text:p>
          </table:table-cell>
          <table:table-cell table:style-name="ce3" office:value-type="float" office:value="45.7001" calcext:value-type="float">
            <text:p>45.7001</text:p>
          </table:table-cell>
          <table:table-cell table:style-name="ce11" office:value-type="float" office:value="7.2337" calcext:value-type="float">
            <text:p>7.233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0500" calcext:value-type="float">
            <text:p>20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6</text:p>
          </table:table-cell>
          <table:table-cell table:style-name="ce3" office:value-type="float" office:value="45.5228" calcext:value-type="float">
            <text:p>45.5228</text:p>
          </table:table-cell>
          <table:table-cell table:style-name="ce11" office:value-type="float" office:value="7.8375" calcext:value-type="float">
            <text:p>7.837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5400" calcext:value-type="float">
            <text:p>154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B07</text:p>
          </table:table-cell>
          <table:table-cell table:style-name="ce3" office:value-type="float" office:value="45.5962" calcext:value-type="float">
            <text:p>45.5962</text:p>
          </table:table-cell>
          <table:table-cell table:style-name="ce11" office:value-type="float" office:value="7.7956" calcext:value-type="float">
            <text:p>7.795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2500" calcext:value-type="float">
            <text:p>22500</text:p>
          </table:table-cell>
          <table:table-cell table:style-name="ce11" office:value-type="float" office:value="2600" calcext:value-type="float">
            <text:p>26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8</text:p>
          </table:table-cell>
          <table:table-cell table:style-name="ce3" office:value-type="float" office:value="45.6118" calcext:value-type="float">
            <text:p>45.6118</text:p>
          </table:table-cell>
          <table:table-cell table:style-name="ce11" office:value-type="float" office:value="7.731" calcext:value-type="float">
            <text:p>7.73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8500" calcext:value-type="float">
            <text:p>48500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12</text:p>
          </table:table-cell>
          <table:table-cell table:style-name="ce3" office:value-type="float" office:value="45.7183" calcext:value-type="float">
            <text:p>45.7183</text:p>
          </table:table-cell>
          <table:table-cell table:style-name="ce11" office:value-type="float" office:value="7.2651" calcext:value-type="float">
            <text:p>7.265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2600" calcext:value-type="float">
            <text:p>126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17</text:p>
          </table:table-cell>
          <table:table-cell table:style-name="ce3" office:value-type="float" office:value="45.7039" calcext:value-type="float">
            <text:p>45.7039</text:p>
          </table:table-cell>
          <table:table-cell table:style-name="ce11" office:value-type="float" office:value="7.1622" calcext:value-type="float">
            <text:p>7.162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7100" calcext:value-type="float">
            <text:p>271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I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20:34:11.709471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28T20:34:24.873262546</dc:date>
    <meta:editing-duration>P1DT18H2M12S</meta:editing-duration>
    <meta:editing-cycles>59</meta:editing-cycles>
    <meta:generator>LibreOffice/7.1.7.2$Linux_X86_64 LibreOffice_project/10$Build-2</meta:generator>
    <meta:document-statistic meta:table-count="1" meta:cell-count="99" meta:object-count="0"/>
  </office:meta>
</office:document-meta>
</file>